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15cm"/>
    </style:style>
    <style:style style:name="gr3" style:family="graphic" style:parent-style-name="standard">
      <style:graphic-properties draw:stroke="none" svg:stroke-color="#ed1c24" draw:fill="none" draw:fill-color="#ed1c24" draw:textarea-horizontal-align="left" draw:auto-grow-height="true" draw:auto-grow-width="true" fo:min-height="0.712cm" fo:min-width="25.1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4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8cm"/>
    </style:style>
    <style:style style:name="gr13" style:family="graphic" style:parent-style-name="standard">
      <style:graphic-properties svg:stroke-color="#ed1c24" draw:fill="none" draw:fill-color="#ed1c24" draw:textarea-vertical-align="middle" draw:auto-grow-height="false" fo:min-height="1.614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241cm" fo:min-width="16.01cm"/>
    </style:style>
    <style:style style:name="gr15" style:family="graphic" style:parent-style-name="standard">
      <style:graphic-properties draw:textarea-horizontal-align="justify" draw:textarea-vertical-align="middle" draw:auto-grow-height="false" fo:min-height="1.074cm" fo:min-width="3.3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 draw:fill-color="#ed1c24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ed1c24"/>
    </style:style>
    <style:style style:name="P6" style:family="paragraph">
      <loext:graphic-properties draw:fill="none" draw:fill-color="#ffffff"/>
      <style:text-properties fo:color="#ed1c24" fo:font-size="18pt"/>
    </style:style>
    <style:style style:name="P7" style:family="paragraph">
      <loext:graphic-properties draw:fill="none" draw:fill-color="#ed1c24"/>
      <style:paragraph-properties fo:text-align="center"/>
      <style:text-properties fo:color="#ed1c24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ce181e" fo:font-size="18pt"/>
    </style:style>
    <style:style style:name="T3" style:family="text">
      <style:text-properties fo:color="#21409a" fo:font-size="18pt"/>
    </style:style>
    <style:style style:name="T4" style:family="text">
      <style:text-properties fo:color="#ed1c24" fo:font-size="18pt"/>
    </style:style>
    <style:style style:name="T5" style:family="text">
      <style:text-properties fo:color="#00aaad" fo:font-size="18pt"/>
    </style:style>
    <style:style style:name="T6" style:family="text">
      <style:text-properties fo:color="#0066b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222cm" svg:height="0.962cm" svg:x="0.254cm" svg:y="0.054cm">
          <draw:text-box>
            <text:p><text:span text:style-name="T1">Basic-tutorial-1.c</text:span></text:p>
          </draw:text-box>
        </draw:frame>
        <draw:frame draw:style-name="gr2" draw:text-style-name="P1" draw:layer="layout" svg:width="9.815cm" svg:height="0.962cm" svg:x="1.382cm" svg:y="3.81cm">
          <draw:text-box>
            <text:p><text:span text:style-name="T1">gst_init() <text:s text:c="2"/>// Initialize Gstreamer <text:s/></text:span></text:p>
          </draw:text-box>
        </draw:frame>
        <draw:frame draw:style-name="gr3" draw:text-style-name="P2" draw:layer="layout" svg:width="25.606cm" svg:height="0.962cm" svg:x="1.524cm" svg:y="6.042cm">
          <draw:text-box>
            <text:p><text:span text:style-name="T1">Pipeline = </text:span><text:span text:style-name="T2">gst_parse_launch</text:span><text:span text:style-name="T1">(“</text:span><text:span text:style-name="T2">playbin</text:span><text:span text:style-name="T1"> uri=https://www.free~~~/trailer-480p.webm”, NULL);</text:span></text:p>
          </draw:text-box>
        </draw:frame>
        <draw:frame draw:style-name="gr4" draw:text-style-name="P1" draw:layer="layout" svg:width="18.329cm" svg:height="0.962cm" svg:x="1.361cm" svg:y="5.08cm">
          <draw:text-box>
            <text:p><text:span text:style-name="T1">// build the </text:span><text:span text:style-name="T2">pipeline</text:span><text:span text:style-name="T1"> <text:s/></text:span><text:span text:style-name="T3">(The set of all the interconnected elements)</text:span></text:p>
          </draw:text-box>
        </draw:frame>
        <draw:frame draw:style-name="gr5" draw:text-style-name="P1" draw:layer="layout" svg:width="4.452cm" svg:height="0.962cm" svg:x="1.778cm" svg:y="8.89cm">
          <draw:text-box>
            <text:p><text:span text:style-name="T1">// start playing</text:span></text:p>
          </draw:text-box>
        </draw:frame>
        <draw:frame draw:style-name="gr6" draw:text-style-name="P1" draw:layer="layout" svg:width="17.033cm" svg:height="0.962cm" svg:x="1.956cm" svg:y="9.852cm">
          <draw:text-box>
            <text:p><text:span text:style-name="T1">gst_element_</text:span><text:span text:style-name="T4">set_state </text:span><text:span text:style-name="T1">( pipeline, GST_STATE_</text:span><text:span text:style-name="T4">PLAYING</text:span><text:span text:style-name="T1">);</text:span></text:p>
          </draw:text-box>
        </draw:frame>
        <draw:frame draw:style-name="gr7" draw:text-style-name="P1" draw:layer="layout" svg:width="11.331cm" svg:height="0.962cm" svg:x="1.971cm" svg:y="11.376cm">
          <draw:text-box>
            <text:p><text:span text:style-name="T5">Bus</text:span><text:span text:style-name="T1"> = gst_element_get_bus (pipeline);</text:span></text:p>
          </draw:text-box>
        </draw:frame>
        <draw:frame draw:style-name="gr8" draw:text-style-name="P1" draw:layer="layout" svg:width="6.594cm" svg:height="2.384cm" svg:x="1.382cm" svg:y="1.016cm">
          <draw:text-box>
            <text:p><text:span text:style-name="T1">GstElement *pipeline;</text:span></text:p>
            <text:p><text:span text:style-name="T1">GstBus *bus;</text:span></text:p>
            <text:p><text:span text:style-name="T1">GstMessage *msg;</text:span></text:p>
          </draw:text-box>
        </draw:frame>
        <draw:frame draw:style-name="gr9" draw:text-style-name="P1" draw:layer="layout" svg:width="24.958cm" svg:height="0.962cm" svg:x="1.972cm" svg:y="12.446cm">
          <draw:text-box>
            <text:p><text:span text:style-name="T1">Msg = gst_bus_timed_pop_filtered ( </text:span><text:span text:style-name="T5">bus</text:span><text:span text:style-name="T1">, GST_CLOCK_TIME_NONE, </text:span><text:span text:style-name="T4">ERROR, EOS</text:span><text:span text:style-name="T1"> );</text:span></text:p>
          </draw:text-box>
        </draw:frame>
        <draw:frame draw:style-name="gr2" draw:text-style-name="P1" draw:layer="layout" svg:width="9.815cm" svg:height="1.191cm" svg:x="5.171cm" svg:y="7.166cm">
          <draw:text-box>
            <text:p><text:span text:style-name="T1">:pipeline</text:span><text:span text:style-name="T1">이 단순할 때</text:span><text:span text:style-name="T1">,</text:span></text:p>
          </draw:text-box>
        </draw:frame>
        <draw:frame draw:style-name="gr2" draw:text-style-name="P1" draw:layer="layout" svg:width="15.107cm" svg:height="0.962cm" svg:x="11.938cm" svg:y="7.166cm">
          <draw:text-box>
            <text:p><text:span text:style-name="T1">: pipeline composed of </text:span><text:span text:style-name="T3">single element called playbin</text:span></text:p>
          </draw:text-box>
        </draw:frame>
        <draw:frame draw:style-name="gr2" draw:text-style-name="P1" draw:layer="layout" svg:width="16.707cm" svg:height="0.962cm" svg:x="5.334cm" svg:y="13.541cm">
          <draw:text-box>
            <text:p><text:span text:style-name="T1">: execution will end when the media reaches EOS or error</text:span></text:p>
          </draw:text-box>
        </draw:frame>
        <draw:line draw:style-name="gr10" draw:text-style-name="P3" draw:layer="layout" svg:x1="3.302cm" svg:y1="11.938cm" svg:x2="12.446cm" svg:y2="12.7cm">
          <text:p/>
        </draw:line>
        <draw:line draw:style-name="gr10" draw:text-style-name="P3" draw:layer="layout" svg:x1="3.048cm" svg:y1="6.858cm" svg:x2="10.668cm" svg:y2="9.852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9.007cm" svg:height="0.962cm" svg:x="0.254cm" svg:y="0.054cm">
          <draw:text-box>
            <text:p><text:span text:style-name="T1">Tutorial2 :Gstreamer concepts</text:span></text:p>
          </draw:text-box>
        </draw:frame>
        <draw:frame draw:style-name="gr1" draw:text-style-name="P1" draw:layer="layout" svg:width="5.222cm" svg:height="0.962cm" svg:x="1.537cm" svg:y="3.302cm">
          <draw:text-box>
            <text:p><text:span text:style-name="T1">gst_init</text:span></text:p>
          </draw:text-box>
        </draw:frame>
        <draw:frame draw:style-name="gr1" draw:text-style-name="P1" draw:layer="layout" svg:width="9.007cm" svg:height="0.962cm" svg:x="0.255cm" svg:y="0.054cm">
          <draw:text-box>
            <text:p><text:span text:style-name="T1">Tutorial2 :Gstreamer concepts</text:span></text:p>
          </draw:text-box>
        </draw:frame>
        <draw:frame draw:style-name="gr1" draw:text-style-name="P1" draw:layer="layout" svg:width="18.464cm" svg:height="0.962cm" svg:x="1.537cm" svg:y="4.318cm">
          <draw:text-box>
            <text:p><text:span text:style-name="T1">Source = </text:span><text:span text:style-name="T6">gst_element_factory_make</text:span><text:span text:style-name="T1"> ( “videotestsrc”, “source” );</text:span></text:p>
          </draw:text-box>
        </draw:frame>
        <draw:frame draw:style-name="gr1" draw:text-style-name="P1" draw:layer="layout" svg:width="17.224cm" svg:height="0.962cm" svg:x="1.537cm" svg:y="5.28cm">
          <draw:text-box>
            <text:p><text:span text:style-name="T1">Sink = gst_element_factory_make (“autovideosink”, “sink” );</text:span></text:p>
          </draw:text-box>
        </draw:frame>
        <draw:frame draw:style-name="gr1" draw:text-style-name="P1" draw:layer="layout" svg:width="20.767cm" svg:height="0.962cm" svg:x="1.585cm" svg:y="6.604cm">
          <draw:text-box>
            <text:p><text:span text:style-name="T1">Pipeline = </text:span><text:span text:style-name="T6">gst_pipeline_new</text:span><text:span text:style-name="T1"> (“test-pipeline”); // create the empty pipeline</text:span></text:p>
          </draw:text-box>
        </draw:frame>
        <draw:frame draw:style-name="gr1" draw:text-style-name="P1" draw:layer="layout" svg:width="11.001cm" svg:height="0.962cm" svg:x="1.524cm" svg:y="1.27cm">
          <draw:text-box>
            <text:p><text:span text:style-name="T1">GstElement *pipeline , *source, *sink;</text:span></text:p>
          </draw:text-box>
        </draw:frame>
        <draw:frame draw:style-name="gr1" draw:text-style-name="P1" draw:layer="layout" svg:width="5.781cm" svg:height="0.962cm" svg:x="1.585cm" svg:y="7.674cm">
          <draw:text-box>
            <text:p><text:span text:style-name="T1">// build the pipeline</text:span></text:p>
          </draw:text-box>
        </draw:frame>
        <draw:frame draw:style-name="gr1" draw:text-style-name="P1" draw:layer="layout" svg:width="26.329cm" svg:height="0.962cm" svg:x="1.585cm" svg:y="8.89cm">
          <draw:text-box>
            <text:p><text:span text:style-name="T1">gst_</text:span><text:span text:style-name="T4">bin_add_</text:span><text:span text:style-name="T1">many (GST_BIN (pipeline), source, sink, NULL); // bin : </text:span><text:span text:style-name="T4">contain</text:span><text:span text:style-name="T1"> other elements</text:span></text:p>
          </draw:text-box>
        </draw:frame>
        <draw:frame draw:style-name="gr1" draw:text-style-name="P1" draw:layer="layout" svg:width="13.558cm" svg:height="2.384cm" svg:x="1.585cm" svg:y="9.96cm">
          <draw:text-box>
            <text:p><text:span text:style-name="T1">If( gst_element_</text:span><text:span text:style-name="T4">link </text:span><text:span text:style-name="T1">( source, sink ) != TRUE ){</text:span></text:p>
            <text:p><text:span text:style-name="T1"><text:s text:c="6"/></text:span><text:span text:style-name="T1">Return -1;</text:span></text:p>
            <text:p><text:span text:style-name="T1">}</text:span></text:p>
          </draw:text-box>
        </draw:frame>
        <draw:frame draw:style-name="gr1" draw:text-style-name="P1" draw:layer="layout" svg:width="21.537cm" svg:height="0.962cm" svg:x="1.585cm" svg:y="12.348cm">
          <draw:text-box>
            <text:p><text:span text:style-name="T1">g_object_</text:span><text:span text:style-name="T4">set</text:span><text:span text:style-name="T1"> ( source, “pattern”, 0, NULL); // Modify the source’s </text:span><text:span text:style-name="T4">properties</text:span></text:p>
          </draw:text-box>
        </draw:frame>
        <draw:frame draw:style-name="gr12" draw:text-style-name="P6" draw:layer="layout" svg:width="1.778cm" svg:height="0.962cm" svg:x="7.874cm" svg:y="10.668cm">
          <draw:text-box>
            <text:p text:style-name="P5"><text:span text:style-name="T4">src</text:span></text:p>
          </draw:text-box>
        </draw:frame>
        <draw:frame draw:style-name="gr12" draw:text-style-name="P6" draw:layer="layout" svg:width="1.778cm" svg:height="0.962cm" svg:x="10.16cm" svg:y="10.722cm">
          <draw:text-box>
            <text:p text:style-name="P5"><text:span text:style-name="T4">dst</text:span></text:p>
          </draw:text-box>
        </draw:frame>
        <draw:custom-shape draw:style-name="gr13" draw:text-style-name="P7" draw:layer="layout" svg:width="0.508cm" svg:height="2.032cm" svg:x="1.27cm" svg:y="8.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5.222cm" svg:height="0.962cm" svg:x="1.323cm" svg:y="0.508cm">
          <draw:text-box>
            <text:p><text:span text:style-name="T1">// start playing</text:span></text:p>
          </draw:text-box>
        </draw:frame>
        <draw:frame draw:style-name="gr1" draw:text-style-name="P1" draw:layer="layout" svg:width="24.78cm" svg:height="7.361cm" svg:x="1.323cm" svg:y="1.578cm">
          <draw:text-box>
            <text:p><text:span text:style-name="T1">Ret = </text:span><text:span text:style-name="T1">gst_element_</text:span><text:span text:style-name="T4">set_state</text:span><text:span text:style-name="T1"> </text:span><text:span text:style-name="T1">(pipeline, </text:span><text:span text:style-name="T1">GST_STATE</text:span><text:span text:style-name="T1">_PLAYING );</text:span></text:p>
            <text:p><text:span text:style-name="T1">If( ret == </text:span><text:span text:style-name="T1">GST_STATE</text:span><text:span text:style-name="T1">_CHANGE_F</text:span><text:span text:style-name="T1">AILURE ) {</text:span></text:p>
            <text:p><text:span text:style-name="T1"><text:s text:c="4"/></text:span><text:span text:style-name="T1">Return -1;</text:span></text:p>
            <text:p><text:span text:style-name="T1">}</text:span></text:p>
            <text:p><text:span text:style-name="T1"/></text:p>
            <text:p><text:span text:style-name="T1">// Wait until </text:span><text:span text:style-name="T1">error or EOS</text:span></text:p>
            <text:p><text:span text:style-name="T1">Bus = </text:span><text:span text:style-name="T1">gst_element_</text:span><text:span text:style-name="T1">get_bus </text:span><text:span text:style-name="T1">(pipeline );</text:span></text:p>
            <text:p><text:span text:style-name="T1">Msg = </text:span><text:span text:style-name="T1">gst_bus_time</text:span><text:span text:style-name="T1">d_pop_filtered </text:span><text:span text:style-name="T1">(bus, </text:span><text:span text:style-name="T1">GST_CLOCK</text:span><text:span text:style-name="T1">_TIME_NON</text:span><text:span text:style-name="T1">E, ERROR, </text:span><text:span text:style-name="T1">EOS );</text:span></text:p>
            <text:p><text:span text:style-name="T1"/></text:p>
            <text:p><text:span text:style-name="T1">If (msg != </text:span><text:span text:style-name="T1">NULL)</text:span></text:p>
          </draw:text-box>
        </draw:frame>
        <draw:custom-shape draw:style-name="gr14" draw:text-style-name="P9" draw:layer="layout" svg:width="16.51cm" svg:height="2.491cm" svg:x="2.286cm" svg:y="8.93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81cm" svg:height="1.324cm" svg:x="3.302cm" svg:y="9.852cm">
          <text:p text:style-name="P9">source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81cm" svg:height="1.324cm" svg:x="9.144cm" svg:y="9.852cm">
          <text:p text:style-name="P9">filte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81cm" svg:height="1.324cm" svg:x="14.478cm" svg:y="9.852cm">
          <text:p text:style-name="P9">sink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112cm" svg:y1="10.414cm" svg:x2="9.144cm" svg:y2="10.414cm">
          <text:p/>
        </draw:line>
        <draw:line draw:style-name="gr10" draw:text-style-name="P3" draw:layer="layout" svg:x1="12.954cm" svg:y1="10.414cm" svg:x2="14.478cm" svg:y2="10.414cm">
          <text:p/>
        </draw:line>
        <draw:frame draw:style-name="gr1" draw:text-style-name="P1" draw:layer="layout" svg:width="5.222cm" svg:height="0.962cm" svg:x="2.144cm" svg:y="8.939cm">
          <draw:text-box>
            <text:p><text:span text:style-name="T1">pipelin</text:span><text:span text:style-name="T1">e</text:span></text:p>
          </draw:text-box>
        </draw:frame>
        <draw:frame draw:style-name="gr1" draw:text-style-name="P1" draw:layer="layout" svg:width="9.341cm" svg:height="1.673cm" svg:x="18.796cm" svg:y="8.939cm">
          <draw:text-box>
            <text:p><text:span text:style-name="T1">Pipeline</text:span></text:p>
            <text:p><text:span text:style-name="T1">:clocking and message function</text:span></text:p>
          </draw:text-box>
        </draw:frame>
        <draw:frame draw:style-name="gr1" draw:text-style-name="P1" draw:layer="layout" svg:width="11.581cm" svg:height="0.962cm" svg:x="2.286cm" svg:y="11.684cm">
          <draw:text-box>
            <text:p><text:span text:style-name="T1">Switch </text:span><text:span text:style-name="T1">(GST_MESSAGE</text:span><text:span text:style-name="T1">_TYPE (msg))</text:span></text:p>
          </draw:text-box>
        </draw:frame>
        <draw:frame draw:style-name="gr1" draw:text-style-name="P1" draw:layer="layout" svg:width="9.777cm" svg:height="0.962cm" svg:x="3.302cm" svg:y="12.646cm">
          <draw:text-box>
            <text:p><text:span text:style-name="T1">Case GST_MESSAGE_ERROR:</text:span></text:p>
          </draw:text-box>
        </draw:frame>
        <draw:frame draw:style-name="gr1" draw:text-style-name="P1" draw:layer="layout" svg:width="8.829cm" svg:height="0.962cm" svg:x="3.363cm" svg:y="14.732cm">
          <draw:text-box>
            <text:p><text:span text:style-name="T1">Case GST_MESSAGE_EOS:</text:span></text:p>
          </draw:text-box>
        </draw:frame>
        <draw:frame draw:style-name="gr1" draw:text-style-name="P1" draw:layer="layout" svg:width="15.298cm" svg:height="0.962cm" svg:x="4.887cm" svg:y="13.516cm">
          <draw:text-box>
            <text:p><text:span text:style-name="T1">gst_message_parse_error( msg, &amp;err, &amp;debug_info 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ed1c24" draw:fill="none" draw:fill-gradient-name="Gradient_20_2" draw:fill-hatch-name="Hatching_20_1" draw:fill-image-name="Bitmap_20_1"/>
      <style:text-properties fo:background-color="#ed1c2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5:36:24.872259164</meta:creation-date>
    <meta:generator>LibreOffice/6.0.7.3$Linux_X86_64 LibreOffice_project/00m0$Build-3</meta:generator>
    <dc:date>2019-08-31T17:22:06.981309205</dc:date>
    <meta:editing-duration>PT1H44M31S</meta:editing-duration>
    <meta:editing-cycles>60</meta:editing-cycles>
    <meta:document-statistic meta:object-count="69"/>
  </office:meta>
</office:document-meta>
</file>